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5EEC70000069D500003BA282E9722D804503AB.wmf" manifest:media-type="image/x-wmf"/>
  <manifest:file-entry manifest:full-path="Pictures/105EEC70000069D500003BA23838453479464F93.wmf" manifest:media-type="image/x-wmf"/>
  <manifest:file-entry manifest:full-path="Pictures/10000001000003AE00000213D9F0BBE24FE8E512.png" manifest:media-type="image/png"/>
  <manifest:file-entry manifest:full-path="Pictures/10000001000003AE000002136EA2825061820741.png" manifest:media-type="image/png"/>
  <manifest:file-entry manifest:full-path="Pictures/105EEC70000069D500003BA2C756F773460EBFAC.wmf" manifest:media-type="image/x-wmf"/>
  <manifest:file-entry manifest:full-path="Pictures/10000001000003AE000002134D49E6FC3155F91B.png" manifest:media-type="image/png"/>
  <manifest:file-entry manifest:full-path="Pictures/105EEC70000069D500003BA23538C79D07DDAF64.wmf" manifest:media-type="image/x-wmf"/>
  <manifest:file-entry manifest:full-path="Pictures/10000001000003AE00000213580056AA639E61BA.png" manifest:media-type="image/png"/>
  <manifest:file-entry manifest:full-path="Pictures/105EEC70000069D500003BA29C1D2255B85D40B6.wmf" manifest:media-type="image/x-wmf"/>
  <manifest:file-entry manifest:full-path="Pictures/100000000000078000000438B1BA62F2B3D9D0B6.png" manifest:media-type="image/png"/>
  <manifest:file-entry manifest:full-path="Pictures/10000001000003AE0000021345A0936A432B124C.png" manifest:media-type="image/png"/>
  <manifest:file-entry manifest:full-path="Pictures/1000000000000780000004385DB61F2AE05C0086.png" manifest:media-type="image/png"/>
  <manifest:file-entry manifest:full-path="Pictures/1000000000000780000004387495E918BCE3CFCE.png" manifest:media-type="image/png"/>
  <manifest:file-entry manifest:full-path="Pictures/100000000000078000000438DEA33E03D8490451.png" manifest:media-type="image/png"/>
  <manifest:file-entry manifest:full-path="Pictures/1000000000000780000004386C0E8D455E499538.png" manifest:media-type="image/png"/>
  <manifest:file-entry manifest:full-path="Pictures/1000000000000780000004385826F984CEA557E5.png" manifest:media-type="image/png"/>
  <manifest:file-entry manifest:full-path="Pictures/100000000000078000000438C6D83C3B995C7140.png" manifest:media-type="image/png"/>
  <manifest:file-entry manifest:full-path="Pictures/100000000000078000000438C4E29E17EB26A39A.png" manifest:media-type="image/png"/>
  <manifest:file-entry manifest:full-path="Pictures/10000000000007800000043801DD6A24C62F62B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3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.353cm" style:contextual-spacing="false" fo:line-height="100%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font-weight="bold" style:font-weight-asian="bold" style:font-weight-complex="bold"/>
    </style:style>
    <style:style style:name="T1" style:family="text">
      <style:text-properties style:font-name="Calibri" fo:font-size="20pt" fo:language="pl" fo:country="PL" style:font-size-asian="20pt"/>
    </style:style>
    <style:style style:name="T2" style:family="text">
      <style:text-properties style:font-name="Calibri" fo:font-size="20pt" fo:language="pl" fo:country="PL" officeooo:rsid="000a171d" style:font-size-asian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1">Kamil Gł</text:span><text:span text:style-name="T2">ó</text:span><text:span text:style-name="T1">wczyński 3F</text:span></text:p>
      <text:p text:style-name="P1"/>
      <text:p text:style-name="P4"><draw:frame draw:style-name="fr3" draw:name="Obraz1" text:anchor-type="as-char" svg:width="16.247cm" svg:height="9.149cm" draw:z-index="0"><draw:image xlink:href="Pictures/105EEC70000069D500003BA282E9722D804503AB.wmf" xlink:type="simple" xlink:show="embed" xlink:actuate="onLoad" draw:mime-type="image/x-wmf"/><draw:image xlink:href="Pictures/10000001000003AE000002136EA2825061820741.png" xlink:type="simple" xlink:show="embed" xlink:actuate="onLoad" draw:mime-type="image/png"/></draw:frame></text:p>
      <text:p text:style-name="P2"/>
      <text:p text:style-name="P4"><draw:frame draw:style-name="fr3" draw:name="Obraz2" text:anchor-type="as-char" svg:width="16.512cm" svg:height="9.299cm" draw:z-index="1"><draw:image xlink:href="Pictures/105EEC70000069D500003BA2C756F773460EBFAC.wmf" xlink:type="simple" xlink:show="embed" xlink:actuate="onLoad" draw:mime-type="image/x-wmf"/><draw:image xlink:href="Pictures/10000001000003AE000002134D49E6FC3155F91B.png" xlink:type="simple" xlink:show="embed" xlink:actuate="onLoad" draw:mime-type="image/png"/></draw:frame></text:p>
      <text:p text:style-name="P4"><draw:frame draw:style-name="fr3" draw:name="Obraz3" text:anchor-type="as-char" svg:width="16.782cm" svg:height="9.451cm" draw:z-index="2"><draw:image xlink:href="Pictures/105EEC70000069D500003BA23538C79D07DDAF64.wmf" xlink:type="simple" xlink:show="embed" xlink:actuate="onLoad" draw:mime-type="image/x-wmf"/><draw:image xlink:href="Pictures/10000001000003AE00000213580056AA639E61BA.png" xlink:type="simple" xlink:show="embed" xlink:actuate="onLoad" draw:mime-type="image/png"/></draw:frame></text:p>
      <text:p text:style-name="P4"><draw:frame draw:style-name="fr3" draw:name="Obraz4" text:anchor-type="as-char" svg:width="16.718cm" svg:height="9.416cm" draw:z-index="3"><draw:image xlink:href="Pictures/105EEC70000069D500003BA23838453479464F93.wmf" xlink:type="simple" xlink:show="embed" xlink:actuate="onLoad" draw:mime-type="image/x-wmf"/><draw:image xlink:href="Pictures/10000001000003AE00000213D9F0BBE24FE8E512.png" xlink:type="simple" xlink:show="embed" xlink:actuate="onLoad" draw:mime-type="image/png"/></draw:frame></text:p>
      <text:p text:style-name="P4"><draw:frame draw:style-name="fr3" draw:name="Obraz5" text:anchor-type="as-char" svg:width="16.327cm" svg:height="9.195cm" draw:z-index="4"><draw:image xlink:href="Pictures/105EEC70000069D500003BA29C1D2255B85D40B6.wmf" xlink:type="simple" xlink:show="embed" xlink:actuate="onLoad" draw:mime-type="image/x-wmf"/><draw:image xlink:href="Pictures/10000001000003AE0000021345A0936A432B124C.png" xlink:type="simple" xlink:show="embed" xlink:actuate="onLoad" draw:mime-type="image/png"/></draw:frame></text:p>
      <text:p text:style-name="P1"/>
      <text:p text:style-name="P1"/>
      <text:p text:style-name="P5"><draw:frame draw:style-name="fr2" draw:name="Obraz6" text:anchor-type="char" svg:width="16.51cm" svg:height="9.287cm" draw:z-index="5"><draw:image xlink:href="Pictures/1000000000000780000004385DB61F2AE05C0086.png" xlink:type="simple" xlink:show="embed" xlink:actuate="onLoad" draw:mime-type="image/png"/></draw:frame><draw:frame draw:style-name="fr1" draw:name="Obraz7" text:anchor-type="char" svg:x="0cm" svg:y="10.758cm" svg:width="16.51cm" svg:height="9.287cm" draw:z-index="6"><draw:image xlink:href="Pictures/1000000000000780000004387495E918BCE3CFCE.png" xlink:type="simple" xlink:show="embed" xlink:actuate="onLoad" draw:mime-type="image/png"/></draw:frame><draw:frame draw:style-name="fr1" draw:name="Obraz8" text:anchor-type="char" svg:x="0.132cm" svg:y="21.22cm" svg:width="16.51cm" svg:height="9.287cm" draw:z-index="7"><draw:image xlink:href="Pictures/100000000000078000000438B1BA62F2B3D9D0B6.png" xlink:type="simple" xlink:show="embed" xlink:actuate="onLoad" draw:mime-type="image/png"/></draw:frame><draw:frame draw:style-name="fr1" draw:name="Obraz9" text:anchor-type="char" svg:x="0.079cm" svg:y="32.12cm" svg:width="16.51cm" svg:height="9.287cm" draw:z-index="8"><draw:image xlink:href="Pictures/1000000000000780000004386C0E8D455E499538.png" xlink:type="simple" xlink:show="embed" xlink:actuate="onLoad" draw:mime-type="image/png"/></draw:frame><draw:frame draw:style-name="fr1" draw:name="Obraz10" text:anchor-type="char" svg:x="0.095cm" svg:y="42.035cm" svg:width="16.51cm" svg:height="9.287cm" draw:z-index="9"><draw:image xlink:href="Pictures/1000000000000780000004385826F984CEA557E5.png" xlink:type="simple" xlink:show="embed" xlink:actuate="onLoad" draw:mime-type="image/png"/></draw:frame><draw:frame draw:style-name="fr1" draw:name="Obraz11" text:anchor-type="char" svg:x="0.062cm" svg:y="51.693cm" svg:width="16.51cm" svg:height="9.287cm" draw:z-index="10"><draw:image xlink:href="Pictures/100000000000078000000438DEA33E03D8490451.png" xlink:type="simple" xlink:show="embed" xlink:actuate="onLoad" draw:mime-type="image/png"/></draw:frame><draw:frame draw:style-name="fr1" draw:name="Obraz12" text:anchor-type="char" svg:x="0.056cm" svg:y="61.54cm" svg:width="16.51cm" svg:height="9.287cm" draw:z-index="11"><draw:image xlink:href="Pictures/100000000000078000000438C6D83C3B995C7140.png" xlink:type="simple" xlink:show="embed" xlink:actuate="onLoad" draw:mime-type="image/png"/></draw:frame><draw:frame draw:style-name="fr1" draw:name="Obraz13" text:anchor-type="char" svg:x="0.108cm" svg:y="71.221cm" svg:width="16.51cm" svg:height="9.287cm" draw:z-index="12"><draw:image xlink:href="Pictures/100000000000078000000438C4E29E17EB26A39A.png" xlink:type="simple" xlink:show="embed" xlink:actuate="onLoad" draw:mime-type="image/png"/></draw:frame><draw:frame draw:style-name="fr1" draw:name="Obraz14" text:anchor-type="char" svg:x="0.097cm" svg:y="80.922cm" svg:width="16.51cm" svg:height="9.287cm" draw:z-index="13"><draw:image xlink:href="Pictures/10000000000007800000043801DD6A24C62F62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177.939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0T16:20:35.064000000</dc:date>
    <meta:editing-duration>PT3H38M48S</meta:editing-duration>
    <meta:editing-cycles>2</meta:editing-cycles>
    <meta:generator>LibreOffice/7.2.5.2$Windows_X86_64 LibreOffice_project/499f9727c189e6ef3471021d6132d4c694f357e5</meta:generator>
    <meta:document-statistic meta:table-count="0" meta:image-count="14" meta:object-count="0" meta:page-count="1" meta:paragraph-count="6" meta:word-count="3" meta:character-count="20" meta:non-whitespace-character-count="18"/>
  </office:meta>
</office:document-meta>
</file>